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co32" style:family="table-column">
      <style:table-column-properties fo:break-before="auto" style:column-width="0.2138in"/>
    </style:style>
    <style:style style:name="co3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72" style:family="table-cell" style:parent-style-name="Default">
      <style:table-cell-properties fo:background-color="#5eb91e" style:text-align-source="fix" style:repeat-content="false" fo:border="0.74pt solid #000000"/>
      <style:paragraph-properties fo:text-align="start" fo:margin-left="0in"/>
    </style:style>
    <style:style style:name="ce73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</style:style>
    <style:style style:name="ce74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style:use-window-font-color="true"/>
    </style:style>
    <style:style style:name="ce7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</style:style>
    <style:style style:name="ce76" style:family="table-cell" style:parent-style-name="Default">
      <style:table-cell-properties fo:background-color="#5eb91e" fo:border="0.74pt solid #000000"/>
      <style:text-properties style:font-name="Courier New" fo:font-size="10pt" style:font-size-asian="10pt" style:font-size-complex="10pt"/>
    </style:style>
    <style:style style:name="ce7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#ffff00" fo:border="0.74pt solid #000000"/>
      <style:text-properties style:use-window-font-color="true" style:font-name="Courier New" fo:font-size="10pt" style:font-size-asian="10pt" style:font-size-complex="10pt"/>
    </style:style>
    <style:style style:name="ce79" style:family="table-cell" style:parent-style-name="Default">
      <style:table-cell-properties fo:background-color="#ffff00" fo:border="0.74pt solid #000000"/>
    </style:style>
    <style:style style:name="ce80" style:family="table-cell" style:parent-style-name="Default">
      <style:table-cell-properties fo:border="0.74pt solid #000000"/>
      <style:text-properties fo:color="#ff0000"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K43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number-columns-repeated="12"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0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6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 table:style-name="ce34"/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7" table:number-columns-repeated="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number-columns-repeated="12"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1">
          <table:table-cell table:style-name="ce60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2" office:value-type="string" calcext:value-type="string">
            <text:p>-- &gt;Exit</text:p>
          </table:table-cell>
          <table:table-cell table:style-name="ce75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72" office:value-type="string" calcext:value-type="string">
            <text:p>-- &gt;Exit</text:p>
          </table:table-cell>
          <table:table-cell table:style-name="ce75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72" office:value-type="string" calcext:value-type="string">
            <text:p>-- &gt;Exit</text:p>
          </table:table-cell>
          <table:table-cell table:style-name="ce75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/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6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66" office:value-type="string" calcext:value-type="string">
            <text:p>T</text:p>
          </table:table-cell>
          <table:table-cell table:style-name="ce73" office:value-type="string" calcext:value-type="string">
            <text:p>-- &gt;Exit</text:p>
          </table:table-cell>
          <table:table-cell table:style-name="ce66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80" office:value-type="string" calcext:value-type="string">
            <text:p>changes based on above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71" office:value-type="string" calcext:value-type="string">
            <text:p>T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71" office:value-type="string" calcext:value-type="string">
            <text:p>F</text:p>
          </table:table-cell>
          <table:table-cell table:style-name="ce74" office:value-type="string" calcext:value-type="string">
            <text:p>-- &gt;Exit</text:p>
          </table:table-cell>
          <table:table-cell table:style-name="ce71" table:number-columns-repeated="2"/>
          <table:table-cell table:style-name="ce78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bms off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 table:number-columns-repeated="15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 table:number-rows-repeated="38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0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    delete me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4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10" table:default-cell-style-name="ce5"/>
        <table:table-column table:style-name="co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" table:number-columns-repeated="16345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style-name="ce2"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4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346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3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>
          <table:table-cell table:number-columns-repeated="2"/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7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 table:number-rows-repeated="3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3"/>
          <table:table-cell/>
          <table:table-cell table:style-name="ce3" table:number-columns-repeated="17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2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e_wrap_fa = (wrap_m_hi &amp;&amp; wrap_n_hi) <text:s/>|| <text:s/>(wrap_m_lo &amp;&amp; wrap_n_lo)</text:p>
          </table:table-cell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8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4"/>
          <table:table-cell table:number-columns-repeated="16345"/>
        </table:table-row>
        <table:table-row table:style-name="ro1">
          <table:table-cell office:value-type="string" calcext:value-type="string">
            <text:p>Fault::</text:p>
          </table:table-cell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5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/>
          <table:table-cell table:style-name="ce12"/>
          <table:table-cell table:number-columns-repeated="16345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 table:number-columns-repeated="16347"/>
        </table:table-row>
        <table:table-row table:style-name="ro1"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1">
          <table:table-cell office:value-type="string" calcext:value-type="string">
            <text:p>bms off</text:p>
          </table:table-cell>
          <table:table-cell table:style-name="ce3" table:number-columns-repeated="9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3"/>
          <table:table-cell table:style-name="ce28"/>
          <table:table-cell table:number-columns-repeated="16346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4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/>
          <table:table-cell table:style-name="ce20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28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39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10"/>
          <table:table-cell table:number-columns-repeated="3"/>
          <table:table-cell table:style-name="ce3" table:number-columns-repeated="16"/>
          <table:table-cell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104847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1T16:08:04.547000000</dc:date>
    <meta:editing-duration>P1DT13H23M49S</meta:editing-duration>
    <meta:editing-cycles>117</meta:editing-cycles>
    <meta:generator>LibreOffice/7.5.1.2$Windows_X86_64 LibreOffice_project/fcbaee479e84c6cd81291587d2ee68cba099e129</meta:generator>
    <meta:document-statistic meta:table-count="6" meta:cell-count="775" meta:object-count="0"/>
  </office:meta>
</office:document-meta>
</file>